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>
      <style:paragraph-properties fo:margin-left="0.25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4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/>
            <text:p text:style-name="P1">Jessica Gray</text:p>
          </table:table-cell>
          <table:table-cell table:style-name="Table1.A1" office:value-type="string">
            <text:p text:style-name="Standard"><text:span text:style-name="T2">Team member:</text:span></text:p>
            <text:p text:style-name="P1">Brevan Daniels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/>
            <text:p text:style-name="Standard">16</text:p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908613144358579581" text:style-name="WWNum1">
        <text:list-item>
          <text:p text:style-name="P6">How effectively did your team work this week?</text:p>
        </text:list-item>
      </text:list>
      <text:p text:style-name="Standard"/>
      <text:p text:style-name="Standard"><text:tab/>We communicated very well, and separated our work appropriately. </text:p>
      <text:p text:style-name="Standard"/>
      <text:list xml:id="list42582492" text:continue-numbering="true" text:style-name="WWNum1">
        <text:list-item>
          <text:p text:style-name="P6">Were the behaviors of any of your team members particularly valuable or detrimental to the team? Explain.</text:p>
        </text:list-item>
      </text:list>
      <text:p text:style-name="P5"><text:tab/>Everyone's contributions were equally valuable. None were hurtful or detrimental.</text:p>
      <text:p text:style-name="Standard"><text:soft-page-break/></text:p>
      <text:p text:style-name="P3"/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4-11T22:35:58.34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65" meta:character-count="1008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